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JXPath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JXPathBinding.doSave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JXPathBinding.ContextJXPathBinding( JXPathBindingBuilderBase . CommonAttributes commonAtts , String context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